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8a8d" officeooo:paragraph-rsid="00008a8d"/>
    </style:style>
    <style:style style:name="P2" style:family="paragraph" style:parent-style-name="Standard">
      <style:paragraph-properties fo:text-align="center" style:justify-single-word="false"/>
      <style:text-properties fo:color="#2a6099" fo:font-size="18pt" fo:language="es" fo:country="ES" style:text-underline-style="solid" style:text-underline-width="auto" style:text-underline-color="font-color" fo:font-weight="bold" officeooo:rsid="000159e2" officeooo:paragraph-rsid="000159e2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es" fo:country="ES" officeooo:rsid="00008a8d" officeooo:paragraph-rsid="00008a8d"/>
    </style:style>
    <style:style style:name="P4" style:family="paragraph" style:parent-style-name="Standard">
      <style:text-properties fo:language="es" fo:country="ES" officeooo:rsid="0001b657" officeooo:paragraph-rsid="0001b657"/>
    </style:style>
    <style:style style:name="P5" style:family="paragraph" style:parent-style-name="Standard">
      <style:text-properties fo:language="es" fo:country="ES" officeooo:rsid="0001b657" officeooo:paragraph-rsid="00029861"/>
    </style:style>
    <style:style style:name="T1" style:family="text">
      <style:text-properties officeooo:rsid="00029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3: HTML y XHTML</text:p>
      <text:p text:style-name="P1"/>
      <text:p text:style-name="P1">CAN I USE Para ver que comandos html 5 son soportados por los navegadores.</text:p>
      <text:p text:style-name="P1"/>
      <text:p text:style-name="P1"/>
      <text:p text:style-name="P4">Uf1842: <text:a xlink:type="simple" xlink:href="http://www.gusgsm.com/" text:style-name="Internet_20_link" text:visited-style-name="Visited_20_Internet_20_Link">http://www.gusgsm.com/</text:a></text:p>
      <text:p text:style-name="P4"/>
      <text:p text:style-name="P4"/>
      <text:p text:style-name="P4">SEO cabecera:</text:p>
      <text:p text:style-name="P4"/>
      <text:p text:style-name="P4">&lt;META NAME=”keywords” CONTENT=”jardineria,plantas,cuidados,consejos”&gt; Indexacion en google.<text:span text:style-name="T1">ç</text:span></text:p>
      <text:p text:style-name="P4"/>
      <text:p text:style-name="P4"/>
      <text:p text:style-name="P4">#CB59E8</text:p>
      <text:p text:style-name="P4"/>
      <text:p text:style-name="P5">background: -webkit-linear-gradient(#A9C5EB, #CB59E8); </text:p>
      <text:p text:style-name="P5"><text:s text:c="4"/>background: -o-linear-gradient(#A9C5EB, #CB59E8); </text:p>
      <text:p text:style-name="P5"><text:s text:c="4"/>background: -moz-linear-gradient(#A9C5EB, #CB59E8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31T13:28:11.088000000</dc:date>
    <meta:editing-duration>PT24M18S</meta:editing-duration>
    <meta:editing-cycles>2</meta:editing-cycles>
    <meta:document-statistic meta:table-count="0" meta:image-count="0" meta:object-count="0" meta:page-count="1" meta:paragraph-count="9" meta:word-count="39" meta:character-count="401" meta:non-whitespace-character-count="360"/>
  </office:meta>
</office:document-meta>
</file>